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6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1cm" svg:stroke-color="#000000" draw:marker-start-width="0.508cm" draw:marker-end-width="0.508cm" draw:fill="none" draw:fill-color="#ffffff" fo:min-height="0.64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1cm" svg:stroke-color="#000000" draw:marker-start-width="0.508cm" draw:marker-end-width="0.508cm" draw:fill="none" draw:fill-color="#ffffff" fo:min-height="1.0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0000" draw:marker-start-width="0.508cm" draw:marker-end-width="0.508cm" draw:fill="none" draw:fill-color="#ffffff" fo:min-height="1.0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649cm" draw:marker-end="Symmetric_20_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1cm" svg:stroke-color="#000000" draw:marker-start-width="0.508cm" draw:marker-end-width="0.508cm" draw:fill="none" draw:fill-color="#ffffff" fo:min-height="0.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2" draw:style-name="gr1" draw:text-style-name="P2" svg:width="3.132cm" svg:height="1.026cm" svg:x="7.276cm" svg:y="-0.617cm"><draw:text-box><text:p text:style-name="P1"><text:span text:style-name="T1">Radio Resource Management</text:span></text:p></draw:text-box></draw:frame><draw:line text:anchor-type="paragraph" draw:z-index="11" draw:name="Shape10" draw:style-name="gr6" draw:text-style-name="P1" svg:x1="8.902cm" svg:y1="0.979cm" svg:x2="8.916cm" svg:y2="0.407cm"><text:p/></draw:line></text:p>
      <text:p text:style-name="Standard"><draw:frame text:anchor-type="paragraph" draw:z-index="15" draw:name="Shape2" draw:style-name="gr9" draw:text-style-name="P2" svg:width="3.257cm" svg:height="1.512cm" svg:x="15.529cm" svg:y="3.958cm"><draw:text-box><text:p text:style-name="P1"><text:span text:style-name="T1">AP configurations + clients associations</text:span></text:p></draw:text-box></draw:frame><draw:polygon text:anchor-type="paragraph" draw:z-index="13" draw:name="Shape10" draw:style-name="gr8" draw:text-style-name="P1" svg:width="0cm" svg:height="0cm" svg:x="12.959cm" svg:y="5.172cm" svg:viewBox="0 0 0 0" draw:points="0,0"><text:p/></draw:polygon><draw:line text:anchor-type="paragraph" draw:z-index="12" draw:name="Shape10" draw:style-name="gr6" draw:text-style-name="P1" svg:x1="4.348cm" svg:y1="2.967cm" svg:x2="4.355cm" svg:y2="2.138cm"><text:p/></draw:line><draw:line text:anchor-type="paragraph" draw:z-index="9" draw:name="Shape8" draw:style-name="gr6" draw:text-style-name="P1" svg:x1="6.141cm" svg:y1="2.967cm" svg:x2="3.022cm" svg:y2="2.967cm"><text:p/></draw:line><draw:line text:anchor-type="paragraph" draw:z-index="8" draw:name="Shape10" draw:style-name="gr7" draw:text-style-name="P2" svg:x1="4.375cm" svg:y1="0.481cm" svg:x2="4.375cm" svg:y2="1.441cm"><text:p/></draw:line><draw:line text:anchor-type="paragraph" draw:z-index="7" draw:name="Shape8" draw:style-name="gr6" draw:text-style-name="P1" svg:x1="13.527cm" svg:y1="0.512cm" svg:x2="4.374cm" svg:y2="0.512cm"><text:p/></draw:line><draw:frame text:anchor-type="paragraph" draw:z-index="6" draw:name="Shape2" draw:style-name="gr5" draw:text-style-name="P2" svg:width="3.222cm" svg:height="1.512cm" svg:x="11.94cm" svg:y="3.946cm"><draw:text-box><text:p text:style-name="P1"><text:span text:style-name="T1">AP configurations</text:span></text:p><text:p text:style-name="P1"><text:span text:style-name="T1">(fixed clients associations)</text:span></text:p></draw:text-box></draw:frame><draw:frame text:anchor-type="paragraph" draw:z-index="4" draw:name="Shape2" draw:style-name="gr1" draw:text-style-name="P2" svg:width="2.675cm" svg:height="1.026cm" svg:x="1.739cm" svg:y="3.905cm"><draw:text-box><text:p text:style-name="P1"><text:span text:style-name="T1">Station level control</text:span></text:p></draw:text-box></draw:frame><draw:frame text:anchor-type="paragraph" draw:z-index="3" draw:name="Shape2" draw:style-name="gr1" draw:text-style-name="P2" svg:width="2.632cm" svg:height="1.026cm" svg:x="4.86cm" svg:y="3.926cm"><draw:text-box><text:p text:style-name="P1"><text:span text:style-name="T1">Individual AP control</text:span></text:p></draw:text-box></draw:frame><draw:frame text:anchor-type="paragraph" draw:z-index="2" draw:name="Shape2" draw:style-name="gr3" draw:text-style-name="P2" svg:width="2.266cm" svg:height="0.698cm" svg:x="3.251cm" svg:y="1.441cm"><draw:text-box><text:p text:style-name="P1"><text:span text:style-name="T1">Distributed</text:span></text:p></draw:text-box></draw:frame><draw:frame text:anchor-type="paragraph" draw:z-index="1" draw:name="Shape2" draw:style-name="gr2" draw:text-style-name="P2" svg:width="2.266cm" svg:height="0.653cm" svg:x="12.298cm" svg:y="1.508cm"><draw:text-box><text:p text:style-name="P1"><text:span text:style-name="T1">Centralised</text:span></text:p></draw:text-box></draw:frame><draw:line text:anchor-type="paragraph" draw:z-index="14" draw:name="Shape10" draw:style-name="gr6" draw:text-style-name="P1" svg:x1="13.282cm" svg:y1="2.884cm" svg:x2="13.282cm" svg:y2="2.161cm"><text:p/></draw:line><draw:line text:anchor-type="paragraph" draw:z-index="10" draw:name="Shape8" draw:style-name="gr6" draw:text-style-name="P1" svg:x1="16.999cm" svg:y1="2.875cm" svg:x2="9.841cm" svg:y2="2.875cm"><text:p/></draw:line><draw:frame text:anchor-type="paragraph" draw:z-index="5" draw:name="Shape2" draw:style-name="gr4" draw:text-style-name="P2" svg:width="3.405cm" svg:height="1.512cm" svg:x="8.333cm" svg:y="3.944cm"><draw:text-box><text:p text:style-name="P1"><text:span text:style-name="T1">Clients associations (fixed AP parameters)</text:span></text:p></draw:text-box></draw:frame><draw:line text:anchor-type="paragraph" draw:z-index="16" draw:name="Shape10" draw:style-name="gr7" draw:text-style-name="P2" svg:x1="13.445cm" svg:y1="0.548cm" svg:x2="13.445cm" svg:y2="1.508cm"><text:p/></draw:line><draw:line text:anchor-type="paragraph" draw:z-index="17" draw:name="Shape10" draw:style-name="gr7" draw:text-style-name="P2" svg:x1="13.282cm" svg:y1="2.875cm" svg:x2="13.282cm" svg:y2="3.958cm"><text:p/></draw:line><draw:line text:anchor-type="paragraph" draw:z-index="18" draw:name="Shape10" draw:style-name="gr7" draw:text-style-name="P2" svg:x1="16.999cm" svg:y1="2.803cm" svg:x2="17.008cm" svg:y2="3.958cm"><text:p/></draw:line><draw:line text:anchor-type="paragraph" draw:z-index="19" draw:name="Shape10" draw:style-name="gr7" draw:text-style-name="P2" svg:x1="9.922cm" svg:y1="2.875cm" svg:x2="9.922cm" svg:y2="3.944cm"><text:p/></draw:line><draw:line text:anchor-type="paragraph" draw:z-index="20" draw:name="Shape10" draw:style-name="gr7" draw:text-style-name="P2" svg:x1="6.061cm" svg:y1="2.967cm" svg:x2="6.061cm" svg:y2="3.927cm"><text:p/></draw:line><draw:line text:anchor-type="paragraph" draw:z-index="21" draw:name="Shape10" draw:style-name="gr7" draw:text-style-name="P2" svg:x1="3.101cm" svg:y1="2.967cm" svg:x2="3.101cm" svg:y2="3.92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001cm" fo:page-height="8.301cm" style:num-format="1" style:print-orientation="portrait" fo:margin-top="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55:35.987178568</meta:creation-date>
    <meta:editing-duration>PT6H23M3S</meta:editing-duration>
    <meta:editing-cycles>7</meta:editing-cycles>
    <meta:generator>LibreOffice/4.2.8.2$Linux_X86_64 LibreOffice_project/420m0$Build-2</meta:generator>
    <dc:date>2017-04-07T12:06:05.57700115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